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8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Free Courier'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000000" fo:font-family="'Free Courier'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Free Courier'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family="'Free Courier'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.906cm" svg:height="12.87cm" svg:x="1.264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178cm" svg:height="3.366cm" svg:x="7.996cm" svg:y="5.4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2" draw:id="id2" draw:layer="layout" svg:width="2.178cm" svg:height="3.366cm" svg:x="7.996cm" svg:y="11.16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s" svg:x1="9.085cm" svg:y1="8.854cm" svg:x2="9.085cm" svg:y2="11.164cm" draw:start-shape="id1" draw:start-glue-point="6" draw:end-shape="id2" draw:end-glue-point="4" svg:d="m9085 8854v502 1307 501">
          <text:p/>
        </draw:connector>
        <draw:frame draw:style-name="gr4" draw:text-style-name="P2" draw:layer="layout" svg:width="15.708cm" svg:height="1.108cm" svg:x="2.254cm" svg:y="4.248cm">
          <draw:text-box>
            <text:p text:style-name="P2"><text:span text:style-name="T1">http://hyperdata.org/docs/links-are-data.html</text:span></text:p>
          </draw:text-box>
        </draw:frame>
        <draw:frame draw:style-name="gr4" draw:text-style-name="P2" draw:layer="layout" svg:width="12.078cm" svg:height="1.108cm" svg:x="3.574cm" svg:y="14.893cm">
          <draw:text-box>
            <text:p text:style-name="P2"><text:span text:style-name="T1">http://www.w3.org/TR/html5/links.html</text:span></text:p>
          </draw:text-box>
        </draw:frame>
        <draw:frame draw:style-name="gr4" draw:text-style-name="P3" draw:layer="layout" svg:width="4.95cm" svg:height="1.108cm" svg:x="9.712cm" svg:y="9.448cm">
          <draw:text-box>
            <text:p text:style-name="P3"><text:span text:style-name="T2">definitio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2-12T12:47:54</meta:creation-date>
    <dc:date>2012-02-12T13:03:24</dc:date>
    <dc:creator>Danny Ayers</dc:creator>
    <meta:editing-duration>PT9M59S</meta:editing-duration>
    <meta:editing-cycles>2</meta:editing-cycles>
    <meta:generator>LibreOffice/3.4$Linux LibreOffice_project/340m1$Build-402</meta:generator>
    <meta:document-statistic meta:object-count="7"/>
  </office:meta>
</office:document-meta>
</file>